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14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1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15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14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1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15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13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Gerjohn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1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1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office:value-type="string" table:style-name="ce1">
            <text:p>nog geen</text:p>
          </table:table-cell>
          <table:table-cell table:number-columns-repeated="16376"/>
        </table:table-row>
        <table:table-row table:number-rows-repeated="3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21"/>
          <table:table-cell table:number-columns-repeated="3" table:style-name="ce122"/>
          <table:table-cell table:style-name="ce123"/>
          <table:table-cell table:number-columns-repeated="16378" table:style-name="ce1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Gerjohn</text:p>
          </table:table-cell>
          <table:table-cell table:number-columns-repeated="3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12" style:family="table-cell">
      <style:table-cell-properties fo:background-color="#8BBEDD"/>
      <style:text-properties fo:color="#282939" style:font-family-generic="swiss"/>
    </style:style>
    <style:style style:name="cf113" style:family="table-cell">
      <style:text-properties fo:color="#0070C0" fo:font-weight="bold" style:font-weight-asian="bold" style:font-weight-complex="bold" style:font-family-generic="swiss"/>
    </style:style>
    <style:style style:name="cf114" style:family="table-cell" style:data-style-name="N43">
      <style:text-properties fo:color="#D9D9D9" style:font-family-generic="swiss"/>
    </style:style>
    <style:style style:name="cf115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Renzo</meta:initial-creator>
    <dc:creator>Renzo</dc:creator>
    <meta:creation-date>2016-09-27T08:48:42Z</meta:creation-date>
    <dc:date>2017-04-13T07:06:00Z</dc:date>
    <meta:editing-duration>PT0S</meta:editing-duration>
    <meta:user-defined meta:name="_TemplateID">TC027802359991</meta:user-defined>
  </office:meta>
</office:document-meta>
</file>